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5" style:family="paragraph" style:parent-style-name="Standard">
      <style:text-properties style:font-name="Courier New" style:font-name-asian="Courier New1" style:font-name-complex="Courier New1"/>
    </style:style>
    <style:style style:name="P6" style:family="paragraph" style:parent-style-name="Standard">
      <style:text-properties style:font-name="Courier New" fo:font-size="9pt" style:font-name-asian="Courier New1" style:font-size-asian="9pt" style:font-name-complex="Courier New1" style:font-size-complex="9pt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80" fo:font-weight="bold" style:font-weight-asian="bold"/>
    </style:style>
    <style:style style:name="T5" style:family="text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6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SDT</text:span><text:span text:style-name="T2"> </text:span><text:span text:style-name="T3">API</text:span><text:span text:style-name="T2"> </text:span></text:p>
      <text:p text:style-name="P2"/>
      <text:p text:style-name="Standard"><text:span text:style-name="T2">1.</text:span><text:span text:style-name="T1">generateAddress</text:span></text:p>
      <text:p text:style-name="P3"/>
      <text:p text:style-name="Standard"><text:span text:style-name="T3">Method</text:span><text:span text:style-name="T2"> – get</text:span></text:p>
      <text:p text:style-name="P1"/>
      <text:p text:style-name="Standard"><text:span text:style-name="T3">Route</text:span><text:span text:style-name="T2"> – </text:span><text:span text:style-name="T4">http://172.16.21.75:3016/usdt/generateAddress/kk</text:span></text:p>
      <text:p text:style-name="P4"/>
      <text:p text:style-name="Standard"><text:span text:style-name="T3">Response</text:span><text:span text:style-name="T5"> - </text:span><text:span text:style-name="T6">{</text:span></text:p>
      <text:p text:style-name="Standard"><text:span text:style-name="T6"><text:s text:c="2"/>"code": 200,</text:span></text:p>
      <text:p text:style-name="Standard"><text:span text:style-name="T6"><text:s text:c="2"/>"address": "12uBzDm6AUg2WnuDhoVyQ2UfxZg7Xa9Ed5"</text:span></text:p>
      <text:p text:style-name="Standard"><text:span text:style-name="T6">}</text:span></text:p>
      <text:p text:style-name="P5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5" meta:character-count="170" meta:non-whitespace-character-count="156"/>
    <meta:generator>LibreOfficeDev/6.0.5.2$Linux_X86_64 LibreOffice_project/</meta:generator>
  </office:meta>
</office:document-meta>
</file>